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352c1"/>
    </style:style>
    <style:style style:name="P2" style:family="paragraph" style:parent-style-name="Standard">
      <style:text-properties officeooo:paragraph-rsid="00140407"/>
    </style:style>
    <style:style style:name="P3" style:family="paragraph" style:parent-style-name="Header">
      <style:text-properties officeooo:rsid="0011dd25" officeooo:paragraph-rsid="0011dd25"/>
    </style:style>
    <style:style style:name="T1" style:family="text">
      <style:text-properties officeooo:rsid="0011dd25"/>
    </style:style>
    <style:style style:name="T2" style:family="text">
      <style:text-properties officeooo:rsid="001352c1"/>
    </style:style>
    <style:style style:name="T3" style:family="text">
      <style:text-properties officeooo:rsid="00140407"/>
    </style:style>
    <style:style style:name="T4" style:family="text">
      <style:text-properties officeooo:rsid="001430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álogos de <text:span text:style-name="T4">P</text:span>latón.</text:p>
      <text:p text:style-name="Standard"/>
      <text:p text:style-name="P1"><text:span text:style-name="T1">Para dar comienzo a los que nos enuncia este escrito; se nos proporciona de manera muy sagaz y muy directa acerca de que se trata y de como esta compuesto es escrito. En el cual se busca realizar la búsqueda de diferentes definiciones, la cual se basan en el vocablo griego; </text:span>Estaba el <text:span text:style-name="Strong_20_Emphasis">eros</text:span>, que era el amor erótico o pasional; el <text:span text:style-name="Strong_20_Emphasis">ágape</text:span>, que era el amor puro e incondicional, y la <text:span text:style-name="Strong_20_Emphasis">filia</text:span>, que hacía referencia a aquel amor que profesamos hacia determinadas cosas.</text:p>
      <text:p text:style-name="P1"/>
      <text:p text:style-name="P1"/>
      <text:p text:style-name="P1"><text:span text:style-name="T2">Por consiguiente se nos dan muchos escenarios, los cuales dan muchos y múltiples filósofos y cada quien marca su forma de expresar esta palabra; uno de los mas concurridos en dichas platicas era Eros; el cual cada uno de los personaje lo maneja de diferente manera su expresión de la palabra, todo con basa en sus conocimientos y creencias.</text:span></text:p>
      <text:p text:style-name="P2"><text:span text:style-name="T2">Hay diferentes formas de expresarlo en el texto marcan la forma de expresar esta palabra como:<text:line-break/>1.- Eros es la pasión o desenfreno sexual entre dos individuos del mismo sexo.<text:line-break/>2.- Eros se define como una diversión entre un amor bueno y malo; ya que estos diferencien el comportamiento y describirlos al final como un amor real y un amor fingido.</text:span></text:p>
      <text:p text:style-name="P2"/>
      <text:p text:style-name="P2"><text:span text:style-name="T4">Después nos muestran como otro personaje, mismo que nos plantea como que el ser humano nace incompleto, es por ello que busca el Amor, para dar una identificaron de como buscarse a si mismo y ser complemento; no solamente por un apetito sexual, si no también un comportamiento mediático de ideas, valores y vida.</text:span></text:p>
      <text:p text:style-name="P2"/>
      <text:p text:style-name="P2"><text:span text:style-name="T3">La referencia que nos da este texto es hacernos una idea de las diferentes mentes y como ellas nos dan una forma distinta de creer y fundamentar lo que uno quiere decir o representar según su ideología o forma de captar no solo una palabra si no un titulo completo de la mente y definición de cada capacidad de exponer un punto de vista de forma innovadora y ún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dd25" officeooo:paragraph-rsid="0011dd25"/>
    </style:style>
    <style:style style:name="MT1" style:family="text">
      <style:text-properties officeooo:rsid="0014309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MEJÍA</text:span> <text:span text:style-name="MT1">ÁVILA</text:span> <text:span text:style-name="MT1">RODRIGO</text:span></text:p>
        <text:p text:style-name="MP1"><text:line-break/>2016602691<text:line-break/><text:line-break/>Inteligencia de Negocios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8:53:57.150376366</meta:creation-date>
    <dc:date>2018-08-24T19:30:53.800514914</dc:date>
    <meta:editing-duration>PT4M44S</meta:editing-duration>
    <meta:editing-cycles>1</meta:editing-cycles>
    <meta:document-statistic meta:table-count="0" meta:image-count="0" meta:object-count="0" meta:page-count="1" meta:paragraph-count="8" meta:word-count="337" meta:character-count="1897" meta:non-whitespace-character-count="1565"/>
    <meta:generator>LibreOffice/6.0.3.2$Linux_X86_64 LibreOffice_project/00m0$Build-2</meta:generator>
  </office:meta>
</office:document-meta>
</file>